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4.104cm" style:type="center"/>
          <style:tab-stop style:position="17cm" style:type="right"/>
        </style:tab-stops>
      </style:paragraph-properties>
      <style:text-properties officeooo:rsid="00024e6d" officeooo:paragraph-rsid="00024e6d"/>
    </style:style>
    <style:style style:name="P2" style:family="paragraph" style:parent-style-name="Title">
      <style:paragraph-properties fo:text-align="center" style:justify-single-word="false"/>
      <style:text-properties officeooo:rsid="00024e6d" officeooo:paragraph-rsid="00024e6d"/>
    </style:style>
    <style:style style:name="P3" style:family="paragraph" style:parent-style-name="Subtitle">
      <style:paragraph-properties fo:padding-left="0cm" fo:padding-right="0cm" fo:padding-top="0cm" fo:padding-bottom="0.074cm" fo:border-left="none" fo:border-right="none" fo:border-top="none" fo:border-bottom="0.99pt solid #000000" style:join-border="false"/>
      <style:text-properties officeooo:rsid="00024e6d" officeooo:paragraph-rsid="00024e6d"/>
    </style:style>
    <style:style style:name="P4" style:family="paragraph" style:parent-style-name="Table_20_Contents">
      <style:text-properties officeooo:rsid="00045998" officeooo:paragraph-rsid="00045998"/>
    </style:style>
    <style:style style:name="P5" style:family="paragraph" style:parent-style-name="Text_20_body">
      <style:text-properties officeooo:rsid="00024e6d" officeooo:paragraph-rsid="00024e6d"/>
    </style:style>
    <style:style style:name="P6" style:family="paragraph" style:parent-style-name="Text_20_body">
      <style:paragraph-properties fo:text-align="center" style:justify-single-word="false"/>
      <style:text-properties officeooo:rsid="00024e6d" officeooo:paragraph-rsid="00024e6d"/>
    </style:style>
    <style:style style:name="P7" style:family="paragraph" style:parent-style-name="Text_20_body">
      <style:text-properties officeooo:paragraph-rsid="00045998"/>
    </style:style>
    <style:style style:name="P8" style:family="paragraph" style:parent-style-name="Heading_20_1">
      <style:text-properties officeooo:rsid="00032d96" officeooo:paragraph-rsid="00032d96"/>
    </style:style>
    <style:style style:name="P9" style:family="paragraph" style:parent-style-name="Heading_20_1">
      <style:text-properties officeooo:rsid="00045998" officeooo:paragraph-rsid="00045998"/>
    </style:style>
    <style:style style:name="P10" style:family="paragraph" style:parent-style-name="Text_20_body">
      <style:text-properties officeooo:rsid="001131ca" officeooo:paragraph-rsid="001131ca"/>
    </style:style>
    <style:style style:name="P11" style:family="paragraph" style:parent-style-name="Text_20_body">
      <style:text-properties officeooo:rsid="00024e6d" officeooo:paragraph-rsid="00024e6d"/>
    </style:style>
    <style:style style:name="P12" style:family="paragraph" style:parent-style-name="Text_20_body">
      <style:text-properties officeooo:paragraph-rsid="00032d96"/>
    </style:style>
    <style:style style:name="P13" style:family="paragraph" style:parent-style-name="Text_20_body">
      <style:text-properties officeooo:rsid="0012a653" officeooo:paragraph-rsid="0012a653"/>
    </style:style>
    <style:style style:name="P14" style:family="paragraph" style:parent-style-name="Text_20_body">
      <style:text-properties officeooo:rsid="00140fe5" officeooo:paragraph-rsid="00140fe5"/>
    </style:style>
    <style:style style:name="P15" style:family="paragraph" style:parent-style-name="Text_20_body" style:list-style-name="L1">
      <style:text-properties officeooo:rsid="00140fe5" officeooo:paragraph-rsid="0015cfab"/>
    </style:style>
    <style:style style:name="P16" style:family="paragraph" style:parent-style-name="Text_20_body">
      <style:text-properties style:text-underline-style="solid" style:text-underline-width="auto" style:text-underline-color="font-color" officeooo:rsid="00140fe5" officeooo:paragraph-rsid="00140fe5"/>
    </style:style>
    <style:style style:name="P17" style:family="paragraph" style:parent-style-name="Text_20_body">
      <style:text-properties style:text-underline-style="solid" style:text-underline-width="auto" style:text-underline-color="font-color" officeooo:rsid="0015cfab" officeooo:paragraph-rsid="0015cfab"/>
    </style:style>
    <style:style style:name="P18" style:family="paragraph" style:parent-style-name="Text_20_body">
      <style:text-properties style:text-underline-style="solid" style:text-underline-width="auto" style:text-underline-color="font-color" officeooo:rsid="001746f2" officeooo:paragraph-rsid="001746f2"/>
    </style:style>
    <style:style style:name="P19" style:family="paragraph" style:parent-style-name="Text_20_body">
      <style:text-properties style:text-underline-style="none" officeooo:rsid="0012a653" officeooo:paragraph-rsid="00140fe5"/>
    </style:style>
    <style:style style:name="P20" style:family="paragraph" style:parent-style-name="Text_20_body">
      <style:text-properties style:text-underline-style="none" officeooo:rsid="0015cfab" officeooo:paragraph-rsid="0015cfab"/>
    </style:style>
    <style:style style:name="P21" style:family="paragraph" style:parent-style-name="Text_20_body">
      <style:text-properties style:text-underline-style="none" officeooo:rsid="001746f2" officeooo:paragraph-rsid="001746f2"/>
    </style:style>
    <style:style style:name="P22" style:family="paragraph" style:parent-style-name="Text_20_body">
      <style:text-properties officeooo:rsid="0015cfab" officeooo:paragraph-rsid="0015cfab"/>
    </style:style>
    <style:style style:name="P23" style:family="paragraph" style:parent-style-name="Text_20_body">
      <style:text-properties officeooo:rsid="0018887a" officeooo:paragraph-rsid="0018887a"/>
    </style:style>
    <style:style style:name="P24" style:family="paragraph" style:parent-style-name="Text_20_body">
      <style:text-properties officeooo:rsid="0019d28f" officeooo:paragraph-rsid="0019d28f"/>
    </style:style>
    <style:style style:name="P25" style:family="paragraph" style:parent-style-name="Heading_20_2">
      <style:text-properties officeooo:rsid="00140fe5" officeooo:paragraph-rsid="00140fe5"/>
    </style:style>
    <style:style style:name="P26" style:family="paragraph" style:parent-style-name="Bibliography_20_1">
      <style:paragraph-properties>
        <style:tab-stops/>
      </style:paragraph-properties>
    </style:style>
    <style:style style:name="P27" style:family="paragraph">
      <loext:graphic-properties draw:fill="gradient" draw:fill-color="#729fcf" draw:fill-gradient-name="Gradient_20_4"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b2b2b2"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57983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864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e3d2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ef413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align="center" fo:text-indent="0cm"/>
    </style:style>
    <style:style style:name="P3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3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0f95c2"/>
    </style:style>
    <style:style style:name="T5" style:family="text">
      <style:text-properties officeooo:rsid="001261fd"/>
    </style:style>
    <style:style style:name="T6" style:family="text">
      <style:text-properties officeooo:rsid="00140fe5"/>
    </style:style>
    <style:style style:name="T7" style:family="text">
      <style:text-properties officeooo:rsid="0015cfab"/>
    </style:style>
    <style:style style:name="T8" style:family="text">
      <style:text-properties officeooo:rsid="001746f2"/>
    </style:style>
    <style:style style:name="T9" style:family="text">
      <style:text-properties officeooo:rsid="0018887a"/>
    </style:style>
    <style:style style:name="T1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Microsoft YaHei"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left"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gradient" draw:fill-color="#729fcf" draw:fill-gradient-name="Gradient_20_4" draw:opacity="5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111cm" fo:min-width="1.3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b2b2b2" draw:marker-start="" draw:marker-start-width="0.199cm" draw:marker-start-center="false" draw:marker-end="" draw:marker-end-width="0.199cm" draw:marker-end-center="false" draw:fill="solid" draw:fill-color="#b2b2b2" draw:opacity="50%" draw:textarea-horizontal-align="justify" draw:textarea-vertical-align="middle" draw:auto-grow-height="false" fo:min-height="0.293cm" fo:min-width="2.44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383cm" fo:min-width="7.63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293cm" fo:min-width="0.94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64cm" fo:min-width="4.61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016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016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016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016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b2b2b2" draw:marker-start="" draw:marker-start-width="0.199cm" draw:marker-start-center="false" draw:marker-end="" draw:marker-end-width="0.199cm" draw:marker-end-center="false" draw:fill="solid" draw:fill-color="#b2b2b2" draw:opacity="50%" draw:textarea-horizontal-align="justify" draw:textarea-vertical-align="middle" draw:auto-grow-height="false" fo:min-height="0.295cm" fo:min-width="4.544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293cm" fo:min-width="0.94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293cm" fo:min-width="0.942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293cm" fo:min-width="0.942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dash" draw:stroke-dash="Fine_20_Dashed"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666666" draw:marker-start="" draw:marker-start-width="0.199cm" draw:marker-start-center="false" draw:marker-end="" draw:marker-end-width="0.199cm" draw:marker-end-center="false" draw:fill="solid" draw:fill-color="#ef413d"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666666" draw:marker-start="" draw:marker-start-width="0.199cm" draw:marker-start-center="false" draw:marker-end="" draw:marker-end-width="0.199cm" draw:marker-end-center="false" draw:fill="solid" draw:fill-color="#ef413d"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7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81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1.408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1.408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9cm" fo:min-width="3.406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dash" draw:stroke-dash="Fine_20_Dashed" svg:stroke-width="0cm" svg:stroke-color="#ef413d" draw:marker-start="" draw:marker-start-width="0.199cm" draw:marker-start-center="false" draw:marker-end="Symmetric_20_Arrow" draw:marker-end-width="0.3cm" draw:marker-end-center="false" svg:stroke-opacity="5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dash" draw:stroke-dash="Fine_20_Dashed" svg:stroke-width="0cm" svg:stroke-color="#ef413d" draw:marker-start="" draw:marker-start-width="0.199cm" draw:marker-start-center="false" draw:marker-end="Symmetric_20_Arrow" draw:marker-end-width="0.3cm" draw:marker-end-center="false" svg:stroke-opacity="5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404cm" fo:min-width="4.542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012cm" fo:min-width="2.577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011cm" fo:min-width="1.332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1.17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3cm" fo:min-width="1.91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2.18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3cm" fo:min-width="1.446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33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71cm" fo:min-width="0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a3238e" draw:marker-start="" draw:marker-start-width="0.199cm" draw:marker-start-center="false" draw:marker-end="Arrow" draw:marker-end-width="0.3cm" draw:marker-end-center="false" svg:stroke-opacity="8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L</text:p>
      <text:p text:style-name="P3">Transition Based Parsing – Arc Eager avec Keras</text:p>
      <text:p text:style-name="P6">Blouin Baptiste – Bousquet Jérémie</text:p>
      <text:p text:style-name="P6"/>
      <text:p text:style-name="P5"/>
      <text:p text:style-name="P5"/>
      <text:p text:style-name="P5"/>
      <text:p text:style-name="P5"><text:span text:style-name="T3">Abstract </text:span>: ce rapport présente une implémentation de l’algorithme Arc Eager en Keras, pour différentes variantes dans les définitions des features (<text:span text:style-name="T1">part of speech </text:span><text:span text:style-name="T2">ou parties du discours</text:span>, morphologie, lemmes, …). Des vecteurs de mots pré-entraînés sont utilisés pour les entrées du réseau de neurone correspondant aux lemmes. Un réseau de neurone <text:span text:style-name="T4">de type PMC (perceptron multicouche)</text:span> est spécifiquement entraîné pour chaque <text:span text:style-name="T4">jeu</text:span> de features, et pour quatre langues (français, anglais, japonais, néerlandais). Des résultats calculés selon la métrique LAS sont proposés pour les jeux de tests définis pour chaque langue. <text:span text:style-name="T4">Les données UD (universal dependencies) sont utilisées.</text:span></text:p>
      <text:p text:style-name="P5"><text:span text:style-name="T4">L</text:span>e système a également été entraîné et testé en ajoutant les couples de mots (et non les lemmes) en entrée. D’autres possibilités sont finalement discutées.</text:p>
      <text:p text:style-name="P5"/>
      <text:p text:style-name="P5"/>
      <text:h text:style-name="P8" text:outline-level="1">Méthode</text:h>
      <text:p text:style-name="P12"/>
      <text:h text:style-name="P25" text:outline-level="2">Réseau de neurones</text:h>
      <text:p text:style-name="P19">Un réseau de neurone de type PMC est utilisé pour prédire une relation, étant donnée une configuration. <text:span text:style-name="T6">Cet « oracle » est utilisé en inférence lors de l’analyse des phrases des jeux de données de test. La phase d’apprentissage se déroule sur des jeux de données d’apprentissage et de validation, générés par Arc Eager avec un oracle ayant la connaissance des relations attendues.</text:span></text:p>
      <text:p text:style-name="P16">Couche d’entrée</text:p>
      <text:p text:style-name="P13"><text:s/>Les éléments d’une configuration dépendent <text:span text:style-name="T6">du jeu de features choisi (f1, f2 ou f3), et donc le réseau construit est adapté à ce jeu de features.</text:span></text:p>
      <text:p text:style-name="P14">Deux types de représentations différents sont utilisés pour encoder ces features pour le réseau (toutes les entrées étant discrètes dans notre cas) :</text:p>
      <text:list xml:id="list2209259827" text:style-name="L1">
        <text:list-item>
          <text:p text:style-name="P15"><text:soft-page-break/>Lorsque le nombre de valeurs possibles pour une feature est raisonnable (ensemble <draw:frame draw:style-name="fr1" draw:name="Object1" text:anchor-type="as-char" svg:y="-0.377cm" svg:width="2.235cm" svg:height="0.492cm" draw:z-index="0"><draw:object xlink:href="./Object 1" xlink:type="simple" xlink:show="embed" xlink:actuate="onLoad"/><draw:image xlink:href="./ObjectReplacements/Object 1" xlink:type="simple" xlink:show="embed" xlink:actuate="onLoad"/></draw:frame>, elle est encodée sous forme de vecteur <text:span text:style-name="T7">de dimension </text:span><text:span text:style-name="T7"><draw:frame draw:style-name="fr1" draw:name="Object2" text:anchor-type="as-char" svg:y="-0.377cm" svg:width="0.422cm" svg:height="0.467cm" draw:z-index="1"><draw:object xlink:href="./Object 2" xlink:type="simple" xlink:show="embed" xlink:actuate="onLoad"/><draw:image xlink:href="./ObjectReplacements/Object 2" xlink:type="simple" xlink:show="embed" xlink:actuate="onLoad"/></draw:frame></text:span><text:span text:style-name="T7">ayant toutes ses composantes à zéro sauf la composante </text:span><text:span text:style-name="T7"><draw:frame draw:style-name="fr1" draw:name="Object3" text:anchor-type="as-char" svg:y="-0.377cm" svg:width="0.326cm" svg:height="0.467cm" draw:z-index="2"><draw:object xlink:href="./Object 3" xlink:type="simple" xlink:show="embed" xlink:actuate="onLoad"/><draw:image xlink:href="./ObjectReplacements/Object 3" xlink:type="simple" xlink:show="embed" xlink:actuate="onLoad"/></draw:frame></text:span><text:span text:style-name="T7">. <text:s/>Cet index</text:span><text:span text:style-name="T7"><draw:frame draw:style-name="fr1" draw:name="Object4" text:anchor-type="as-char" svg:y="-0.377cm" svg:width="0.326cm" svg:height="0.467cm" draw:z-index="3"><draw:object xlink:href="./Object 4" xlink:type="simple" xlink:show="embed" xlink:actuate="onLoad"/><draw:image xlink:href="./ObjectReplacements/Object 4" xlink:type="simple" xlink:show="embed" xlink:actuate="onLoad"/></draw:frame></text:span><text:span text:style-name="T7">correspond à l’index de la valeur dans un vocabulaire construit au préalable à partir des valeurs possibles. Ce format est « one-hot encoding ».</text:span></text:p>
        </text:list-item>
      </text:list>
      <text:p text:style-name="P22">Les types de features suivants sont représentés sous cette forme : POS, morphologie, distance, et les relations à prédire (LABEL).</text:p>
      <text:list xml:id="list135419623416817" text:continue-numbering="true" text:style-name="L1">
        <text:list-item>
          <text:p text:style-name="P15"><text:span text:style-name="T7"> Lorsque cet ensemble (vocabulaire) est trop grand, on utilise des plongements ou embeddings. Chaque symbole est ramené à un vecteur de dimension </text:span><text:span text:style-name="T7"><draw:frame draw:style-name="fr1" draw:name="Object5" text:anchor-type="as-char" svg:y="-0.377cm" svg:width="1.18cm" svg:height="0.467cm" draw:z-index="4"><draw:object xlink:href="./Object 5" xlink:type="simple" xlink:show="embed" xlink:actuate="onLoad"/><draw:image xlink:href="./ObjectReplacements/Object 5" xlink:type="simple" xlink:show="embed" xlink:actuate="onLoad"/></draw:frame></text:span><text:span text:style-name="T7">. Nous utilisons des embeddings déjà appris, pour des vocabulaires de mots conséquents, produits par facebookresearch </text:span><text:span text:style-name="T7"><text:bibliography-mark text:identifier="FBE" text:bibliography-type="www" text:author="Facebook Research" text:title="FaceBook Reserach - fasttext embeddings" text:url="https://github.com/facebookresearch/fastText/blob/master/docs/crawl-vectors.md">[FBE]</text:bibliography-mark></text:span><text:span text:style-name="T7">.</text:span></text:p>
        </text:list-item>
      </text:list>
      <text:p text:style-name="P22">Les plongements sont utilisés pour la représentation des mots (qu’ils soient lemmes ou formes).</text:p>
      <text:p text:style-name="P22">Concrètement, suivant le jeu de features :</text:p>
      <text:p text:style-name="P22">- toutes les features de type « one-hot » sont concaténées, et passées à une entrée du réseau de taille adéquate</text:p>
      <text:p text:style-name="P22">- une entrée spécifique de taille 1 est définie pour chaque feature utilisant les plongements</text:p>
      <text:p text:style-name="P23">Pour f1, nous avons donc seulement une entrée avec un vecteur one-hot des features concaténées, pour f2 nous avons 3 entrées, 2 pour les lemmes, et 1 pour le vecteur de features, et de même pour f3.</text:p>
      <text:p text:style-name="P17">Embeddings</text:p>
      <text:p text:style-name="P20">Chaque feature représentée dans le réseau par un embedding, est associée à une couche spécifique de type « Embedding ». L’entier fourni en entrée est considéré comme un index et converti en « one-hot » , et l’embedding du mot correspondant est activé. Les poids de cette couche sont donc une matrice <text:span text:style-name="T8">de dimensions </text:span><text:span text:style-name="T8"><draw:frame draw:style-name="fr1" draw:name="Object6" text:anchor-type="as-char" svg:y="-0.377cm" svg:width="2.967cm" svg:height="0.471cm" draw:z-index="5"><draw:object xlink:href="./Object 6" xlink:type="simple" xlink:show="embed" xlink:actuate="onLoad"/><draw:image xlink:href="./ObjectReplacements/Object 6" xlink:type="simple" xlink:show="embed" xlink:actuate="onLoad"/></draw:frame></text:span><text:span text:style-name="T8">.</text:span></text:p>
      <text:p text:style-name="P18">Couches denses</text:p>
      <text:p text:style-name="P21">Le perceptron multicouche en lui-même est représenté par deux couches de neurones totalement connectées. Suivant les features, les différentes couches d’entrée de ces couches denses (c’est à dire, les entrées pour les features discrètes, et les sorties des couches de plongement) sont concaténées au préalable.</text:p>
      <text:p text:style-name="P18">Sortie</text:p>
      <text:p text:style-name="P21">La dimension de sortie de la dernière couche dense est également celle d’un vecteur parcimonieux et interprétée comme un encodage « one-hot », basé sur le vocabulaire de relations possibles. <text:span text:style-name="T9">Les valeurs possibles pour chaque neurone sont donc entre 0 et 1, et on entraîne le réseau à indiquer (par le neurone ayant l’activation la plus proche de 1) le type de relation à prédire.</text:span></text:p>
      <text:h text:style-name="P9" text:outline-level="1">Implémentation</text:h>
      <text:p text:style-name="P10"/>
      <text:p text:style-name="P18"><text:soft-page-break/>Réseau de neurones</text:p>
      <text:p text:style-name="P10">Le réseau de neurones est un classifieur PMC construit grâce à la librairie Keras<text:bibliography-mark text:identifier="K" text:bibliography-type="www" text:title="Keras" text:url="https://keras.io/">[K]</text:bibliography-mark>, <text:span text:style-name="T5">combinée au backend Tensorflow</text:span><text:span text:style-name="T5"><text:bibliography-mark text:identifier="TF" text:bibliography-type="www" text:title="Tensorflow" text:url="https://www.tensorflow.org/">[TF]</text:bibliography-mark></text:span><text:span text:style-name="T5">.</text:span></text:p>
      <text:p text:style-name="P10"/>
      <text:p text:style-name="P24"><draw:g text:anchor-type="paragraph" draw:z-index="6" draw:name="Shape1" draw:style-name="gr1"><draw:polygon draw:style-name="gr2" draw:text-style-name="P27" svg:width="9.699cm" svg:height="7.099cm" svg:x="8.477cm" svg:y="4.125cm" svg:viewBox="0 0 9700 7100" draw:points="0,7100 3700,7100 3700,1200 9700,1200 9700,0 0,0"><text:p/></draw:polygon><draw:custom-shape draw:style-name="gr3" draw:text-style-name="P28" svg:width="1.9cm" svg:height="0.401cm" svg:x="12.777cm" svg:y="-0.07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9" svg:width="3.001cm" svg:height="0.6cm" svg:x="12.277cm" svg:y="0.92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8" svg:width="8.201cm" svg:height="0.701cm" svg:x="9.477cm" svg:y="4.3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8" svg:width="1.5cm" svg:height="0.6cm" svg:x="10.477cm" svg:y="7.5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8" svg:width="5.201cm" svg:height="0.9cm" svg:x="12.576cm" svg:y="8.8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30" svg:width="0.179cm" svg:height="0.168cm" svg:x="12.85cm" svg:y="0.0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0" svg:width="0.179cm" svg:height="0.168cm" svg:x="14.427cm" svg:y="0.0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30" svg:width="0.181cm" svg:height="0.168cm" svg:x="13.136cm" svg:y="0.0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30" svg:width="0.181cm" svg:height="0.168cm" svg:x="14.174cm" svg:y="0.0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30" svg:width="0.285cm" svg:height="0.251cm" svg:x="12.389cm" svg:y="1.1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30" svg:width="0.285cm" svg:height="0.251cm" svg:x="14.88cm" svg:y="1.1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0" svg:width="0.285cm" svg:height="0.251cm" svg:x="12.843cm" svg:y="1.1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0" svg:width="0.283cm" svg:height="0.251cm" svg:x="14.485cm" svg:y="1.1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1" svg:width="0.301cm" svg:height="0.301cm" svg:x="9.677cm" svg:y="4.5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30" svg:width="0.493cm" svg:height="0.376cm" svg:x="12.772cm" svg:y="9.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30" svg:width="0.491cm" svg:height="0.376cm" svg:x="17.09cm" svg:y="9.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30" svg:width="0.493cm" svg:height="0.376cm" svg:x="13.557cm" svg:y="9.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0" svg:width="0.493cm" svg:height="0.376cm" svg:x="16.402cm" svg:y="9.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30" svg:width="0.221cm" svg:height="0.251cm" svg:x="10.61cm" svg:y="7.6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0" svg:width="0.221cm" svg:height="0.251cm" svg:x="11.624cm" svg:y="7.6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 svg:x1="13.494cm" svg:y1="0.126cm" svg:x2="13.996cm" svg:y2="0.126cm"><text:p/></draw:line><draw:line draw:style-name="gr24" draw:text-style-name="P32" svg:x1="13.352cm" svg:y1="1.326cm" svg:x2="14.144cm" svg:y2="1.326cm"><text:p/></draw:line><draw:line draw:style-name="gr25" draw:text-style-name="P32" svg:x1="13.577cm" svg:y1="4.726cm" svg:x2="16.577cm" svg:y2="4.726cm"><text:p/></draw:line><draw:line draw:style-name="gr26" draw:text-style-name="P32" svg:x1="14.441cm" svg:y1="9.351cm" svg:x2="15.815cm" svg:y2="9.351cm"><text:p/></draw:line><draw:line draw:style-name="gr27" draw:text-style-name="P32" svg:x1="11.006cm" svg:y1="7.826cm" svg:x2="11.447cm" svg:y2="7.826cm"><text:p/></draw:line><draw:custom-shape draw:style-name="gr28" draw:text-style-name="P29" svg:width="5.102cm" svg:height="0.602cm" svg:x="11.276cm" svg:y="2.12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30" svg:width="0.482cm" svg:height="0.251cm" svg:x="11.469cm" svg:y="2.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30" svg:width="0.482cm" svg:height="0.251cm" svg:x="15.704cm" svg:y="2.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481cm" svg:height="0.251cm" svg:x="12.24cm" svg:y="2.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30" svg:width="0.482cm" svg:height="0.251cm" svg:x="15.03cm" svg:y="2.2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32" svg:x1="13.105cm" svg:y1="2.426cm" svg:x2="14.452cm" svg:y2="2.426cm"><text:p/></draw:line><draw:custom-shape draw:style-name="gr34" draw:text-style-name="P31" svg:width="0.302cm" svg:height="0.301cm" svg:x="10.576cm" svg:y="4.5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 svg:width="0.301cm" svg:height="0.301cm" svg:x="11.077cm" svg:y="4.5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3" svg:width="0.301cm" svg:height="0.301cm" svg:x="11.977cm" svg:y="4.5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34" svg:width="0.301cm" svg:height="0.301cm" svg:x="12.478cm" svg:y="4.5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34" svg:width="0.301cm" svg:height="0.301cm" svg:x="12.977cm" svg:y="4.5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 draw:text-style-name="P34" svg:width="0.301cm" svg:height="0.301cm" svg:x="17.177cm" svg:y="4.5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 svg:width="0.302cm" svg:height="0.301cm" svg:x="16.776cm" svg:y="4.5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32" svg:x1="10.077cm" svg:y1="4.726cm" svg:x2="10.477cm" svg:y2="4.726cm"><text:p/></draw:line><draw:line draw:style-name="gr42" draw:text-style-name="P32" svg:x1="11.477cm" svg:y1="4.726cm" svg:x2="11.877cm" svg:y2="4.726cm"><text:p/></draw:line><draw:custom-shape draw:style-name="gr43" draw:text-style-name="P28" svg:width="1.5cm" svg:height="0.6cm" svg:x="8.777cm" svg:y="7.5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30" svg:width="0.221cm" svg:height="0.251cm" svg:x="8.909cm" svg:y="7.6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30" svg:width="0.223cm" svg:height="0.251cm" svg:x="9.924cm" svg:y="7.6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32" svg:x1="9.306cm" svg:y1="7.826cm" svg:x2="9.747cm" svg:y2="7.826cm"><text:p/></draw:line><draw:custom-shape draw:style-name="gr47" draw:text-style-name="P28" svg:width="1.5cm" svg:height="0.6cm" svg:x="10.477cm" svg:y="9.0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8" draw:text-style-name="P30" svg:width="0.221cm" svg:height="0.251cm" svg:x="10.61cm" svg:y="9.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30" svg:width="0.221cm" svg:height="0.251cm" svg:x="11.624cm" svg:y="9.1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0" draw:text-style-name="P32" svg:x1="10.877cm" svg:y1="9.325cm" svg:x2="11.677cm" svg:y2="9.325cm"><text:p/></draw:line><draw:custom-shape draw:style-name="gr51" draw:text-style-name="P28" svg:width="1.5cm" svg:height="0.6cm" svg:x="8.777cm" svg:y="9.0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30" svg:width="0.221cm" svg:height="0.251cm" svg:x="8.909cm" svg:y="9.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30" svg:width="0.223cm" svg:height="0.251cm" svg:x="9.924cm" svg:y="9.1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4" draw:text-style-name="P32" svg:x1="9.176cm" svg:y1="9.325cm" svg:x2="9.976cm" svg:y2="9.325cm"><text:p/></draw:line><draw:line draw:style-name="gr55" draw:text-style-name="P32" svg:x1="15.077cm" svg:y1="8.726cm" svg:x2="15.077cm" svg:y2="5.226cm"><text:p/></draw:line><draw:line draw:style-name="gr56" draw:text-style-name="P32" svg:x1="9.577cm" svg:y1="7.426cm" svg:x2="10.177cm" svg:y2="5.126cm"><text:p/></draw:line><draw:line draw:style-name="gr57" draw:text-style-name="P32" svg:x1="11.177cm" svg:y1="7.426cm" svg:x2="11.577cm" svg:y2="5.126cm"><text:p/></draw:line><draw:custom-shape draw:style-name="gr58" draw:text-style-name="P35" svg:width="0.121cm" svg:height="0.101cm" svg:x="11.259cm" svg:y="9.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35" svg:width="0.121cm" svg:height="0.101cm" svg:x="9.237cm" svg:y="9.2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32" svg:width="0.248cm" svg:height="1.348cm" draw:transform="rotate (1.5707963267949) translate (8.87765277777778cm 10.0259444444444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1" draw:text-style-name="P32" svg:width="0.248cm" svg:height="1.35cm" draw:transform="rotate (1.5707963267949) translate (10.5762777777778cm 10.0259444444444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2" draw:text-style-name="P32" svg:width="0.248cm" svg:height="5.102cm" draw:transform="rotate (1.5707963267949) translate (12.5755277777778cm 10.0725694444444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63" draw:text-style-name="P38" svg:width="1.909cm" svg:height="0.902cm" svg:x="8.578cm" svg:y="10.126cm"><draw:text-box><text:p text:style-name="P36"><text:span text:style-name="T10">mot/lemme</text:span></text:p><text:p text:style-name="P37"><text:span text:style-name="T10">(pile)</text:span></text:p></draw:text-box></draw:frame><draw:frame draw:style-name="gr64" draw:text-style-name="P38" svg:width="1.909cm" svg:height="0.902cm" svg:x="10.37cm" svg:y="10.139cm"><draw:text-box><text:p text:style-name="P36"><text:span text:style-name="T10">mot/lemme</text:span></text:p><text:p text:style-name="P37"><text:span text:style-name="T10">(buffer)</text:span></text:p></draw:text-box></draw:frame><draw:frame draw:style-name="gr65" draw:text-style-name="P38" svg:width="3.908cm" svg:height="0.578cm" svg:x="13.176cm" svg:y="10.156cm"><draw:text-box><text:p text:style-name="P36"><text:span text:style-name="T10">POS, morphos, distance ...</text:span></text:p></draw:text-box></draw:frame><draw:line draw:style-name="gr66" draw:text-style-name="P32" svg:x1="9.277cm" svg:y1="9.326cm" svg:x2="9.577cm" svg:y2="8.226cm"><text:p/></draw:line><draw:line draw:style-name="gr67" draw:text-style-name="P32" svg:x1="11.276cm" svg:y1="9.226cm" svg:x2="11.276cm" svg:y2="8.126cm"><text:p/></draw:line><draw:custom-shape draw:style-name="gr68" draw:text-style-name="P39" svg:width="7.7cm" svg:height="1.001cm" draw:transform="rotate (-3.14159265358979) translate (17.5771527777778cm 4.02695833333333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69" draw:text-style-name="P39" svg:width="4.702cm" svg:height="0.401cm" draw:transform="rotate (-3.14159265358979) translate (16.0778472222222cm 2.02670833333333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0" draw:text-style-name="P39" svg:width="2.8cm" svg:height="0.399cm" draw:transform="rotate (-3.14159265358979) translate (15.1765cm 0.8255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71" draw:text-style-name="P41" svg:width="1.682cm" svg:height="0.659cm" svg:x="6.278cm" svg:y="9.026cm"><draw:text-box><text:p text:style-name="P40"><text:span text:style-name="T11">entrées</text:span></text:p></draw:text-box></draw:frame><draw:frame draw:style-name="gr72" draw:text-style-name="P41" svg:width="2.426cm" svg:height="0.904cm" svg:x="5.567cm" svg:y="7.426cm"><draw:text-box><text:p text:style-name="P40"><text:span text:style-name="T11">embeddings</text:span></text:p><text:p text:style-name="P40"><text:span text:style-name="T12">|vocab| x 300</text:span></text:p></draw:text-box></draw:frame><draw:frame draw:style-name="gr73" draw:text-style-name="P41" svg:width="2.701cm" svg:height="0.659cm" svg:x="5.191cm" svg:y="4.381cm"><draw:text-box><text:p text:style-name="P40"><text:span text:style-name="T11">concaténation</text:span></text:p></draw:text-box></draw:frame><draw:frame draw:style-name="gr74" draw:text-style-name="P41" svg:width="1.957cm" svg:height="0.904cm" svg:x="7.777cm" svg:y="2.125cm"><draw:text-box><text:p text:style-name="P40"><text:span text:style-name="T11">dense #1</text:span></text:p><text:p text:style-name="P40"><text:span text:style-name="T12">relu, 200</text:span></text:p></draw:text-box></draw:frame><draw:frame draw:style-name="gr75" draw:text-style-name="P41" svg:width="1.976cm" svg:height="0.904cm" svg:x="7.777cm" svg:y="0.926cm"><draw:text-box><text:p text:style-name="P40"><text:span text:style-name="T11">dense #2</text:span></text:p><text:p text:style-name="P40"><text:span text:style-name="T12">relu, 100</text:span></text:p></draw:text-box></draw:frame><draw:frame draw:style-name="gr76" draw:text-style-name="P42" svg:width="2.188cm" svg:height="1.123cm" svg:x="7.676cm" svg:y="-0.219cm"><draw:text-box><text:p text:style-name="P37"><text:span text:style-name="T11">sortie</text:span></text:p><text:p text:style-name="P37"><text:span text:style-name="T12">softmax, |labels|</text:span></text:p></draw:text-box></draw:frame><draw:line draw:style-name="gr77" draw:text-style-name="P32" svg:x1="16.277cm" svg:y1="8.726cm" svg:x2="16.277cm" svg:y2="2.926cm"><text:p/></draw:line></draw:g>Le réseau est schématisé ci-après. La partie violette représente une architecture lorsque des couches d’embeddings sont nécessaires (cas de f2 et f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9" text:outline-level="1">Expériences réalisées</text:h>
      <text:p text:style-name="P7"/>
      <text:h text:style-name="P9" text:outline-level="1">Résultats</text:h>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4">FR</text:p>
          </table:table-cell>
          <table:table-cell table:style-name="Tableau1.A1" office:value-type="string">
            <text:p text:style-name="P4">NL</text:p>
          </table:table-cell>
          <table:table-cell table:style-name="Tableau1.A1" office:value-type="string">
            <text:p text:style-name="P4">EN</text:p>
          </table:table-cell>
          <table:table-cell table:style-name="Tableau1.E1" office:value-type="string">
            <text:p text:style-name="P4">JA</text:p>
          </table:table-cell>
        </table:table-row>
        <table:table-row>
          <table:table-cell table:style-name="Tableau1.A2" office:value-type="string">
            <text:p text:style-name="P4">f1</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4">f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4">f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7"/>
      <text:h text:style-name="P9" text:outline-level="1"><text:soft-page-break/>Commentaires</text:h>
      <text:p text:style-name="P7"/>
      <text:h text:style-name="P9" text:outline-level="1">Supplément</text:h>
      <text:p text:style-name="P5"/>
      <text:p text:style-name="P5"/>
      <text:p text:style-name="P5"/>
      <text:bibliography text:style-name="Sect1" text:protected="true" text:name="Bibliography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ie</text:p>
          </text:index-title>
          <text:p text:style-name="P26">FBE: Facebook Research, FaceBook Reserach - fasttext embeddings, , https://github.com/facebookresearch/fastText/blob/master/docs/crawl-vectors.md</text:p>
          <text:p text:style-name="P26">K: , Keras, , https://keras.io/</text:p>
          <text:p text:style-name="P26">TF: , Tensorflow, , https://www.tensorflow.org/</text:p>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4" draw:display-name="Gradient 4" draw:style="linear" draw:start-color="#dfcce4" draw:end-color="#a3238e" draw:start-intensity="100%" draw:end-intensity="100%" draw:angle="3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104cm" style:type="center"/>
          <style:tab-stop style:position="17cm" style:type="right"/>
        </style:tab-stops>
      </style:paragraph-properties>
      <style:text-properties officeooo:rsid="00024e6d" officeooo:paragraph-rsid="00024e6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ouin / Bousquet<text:tab/>Décembre 2018</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1:43:00.854000000</meta:creation-date>
    <dc:date>2018-12-02T13:54:18.313000000</dc:date>
    <meta:editing-duration>PT40M25S</meta:editing-duration>
    <meta:editing-cycles>3</meta:editing-cycles>
    <meta:generator>LibreOffice/6.0.7.3$Windows_X86_64 LibreOffice_project/dc89aa7a9eabfd848af146d5086077aeed2ae4a5</meta:generator>
    <meta:document-statistic meta:table-count="1" meta:image-count="0" meta:object-count="6" meta:page-count="4" meta:paragraph-count="45" meta:word-count="716" meta:character-count="4588" meta:non-whitespace-character-count="3914"/>
  </office:meta>
</office:document-meta>
</file>

<file path=Object 1/content.xml><?xml version="1.0" encoding="utf-8"?>
<math xmlns="http://www.w3.org/1998/Math/MathML" display="block">
  <semantics>
    <mrow>
      <mo stretchy="false">{</mo>
      <mn>0,.</mn>
      <mn>..</mn>
      <mi>,</mi>
      <mrow>
        <mi>n</mi>
        <mo stretchy="false">−</mo>
        <mn>1</mn>
      </mrow>
      <mo stretchy="false">}</mo>
    </mrow>
    <annotation encoding="StarMath 5.0">\{ 0,...,n-1 \}</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row>
      <mi>d</mi>
      <mo stretchy="false">≪</mo>
      <mi>n</mi>
    </mrow>
    <annotation encoding="StarMath 5.0">d &lt;&lt; n</annotation>
  </semantics>
</math>
</file>

<file path=Object 6/content.xml><?xml version="1.0" encoding="utf-8"?>
<math xmlns="http://www.w3.org/1998/Math/MathML" display="block">
  <semantics>
    <mrow>
      <mrow>
        <mo fence="true" stretchy="true">|</mo>
        <mrow>
          <mi mathvariant="italic">vocabulaire</mi>
        </mrow>
        <mo fence="true" stretchy="true">|</mo>
      </mrow>
      <mi>x</mi>
      <mi>d</mi>
    </mrow>
    <annotation encoding="StarMath 5.0">abs{vocabulaire} x d </annotation>
  </semantics>
</math>
</file>